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language="en" fo:country="US"/>
    </style:style>
    <style:style style:name="P2" style:parent-style-name="Normal" style:family="paragraph">
      <style:text-properties style:font-name="Times New Roman" fo:language="en" fo:country="US"/>
    </style:style>
    <style:style style:name="P3" style:parent-style-name="Normal" style:family="paragraph">
      <style:text-properties style:font-name="Times New Roman" fo:language="en" fo:country="US"/>
    </style:style>
    <style:style style:name="P4" style:parent-style-name="Normal" style:family="paragraph">
      <style:text-properties style:font-name="Times New Roman" fo:language="en" fo:country="US"/>
    </style:style>
    <style:style style:name="P5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6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7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8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9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0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1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2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13" style:parent-style-name="ListParagraph" style:list-style-name="LFO2" style:family="paragraph">
      <style:text-properties style:font-name="Times New Roman" fo:language="en" fo:country="US"/>
    </style:style>
    <style:style style:name="P14" style:parent-style-name="ListParagraph" style:list-style-name="LFO2" style:family="paragraph">
      <style:text-properties style:font-name="Times New Roman" fo:language="en" fo:country="US"/>
    </style:style>
    <style:style style:name="P15" style:parent-style-name="ListParagraph" style:list-style-name="LFO2" style:family="paragraph">
      <style:text-properties style:font-name="Times New Roman" fo:language="en" fo:country="US"/>
    </style:style>
    <style:style style:name="P16" style:parent-style-name="ListParagraph" style:list-style-name="LFO2" style:family="paragraph">
      <style:text-properties style:font-name="Times New Roman" fo:language="en" fo:country="US"/>
    </style:style>
    <style:style style:name="P17" style:parent-style-name="ListParagraph" style:list-style-name="LFO2" style:family="paragraph">
      <style:text-properties style:font-name="Times New Roman" fo:language="en" fo:country="US"/>
    </style:style>
    <style:style style:name="P18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19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20" style:parent-style-name="ListParagraph" style:family="paragraph">
      <style:text-properties style:font-name="Times New Roman" fo:language="en" fo:country="US"/>
    </style:style>
    <style:style style:name="P21" style:parent-style-name="ListParagraph" style:family="paragraph">
      <style:text-properties style:font-name="Times New Roman" fo:language="en" fo:country="US"/>
    </style:style>
    <style:style style:name="P22" style:parent-style-name="ListParagraph" style:family="paragraph">
      <style:text-properties style:font-name="Times New Roman" fo:language="en" fo:country="US"/>
    </style:style>
    <style:style style:name="P23" style:parent-style-name="ListParagraph" style:family="paragraph">
      <style:text-properties style:font-name="Times New Roman" fo:language="en" fo:country="US"/>
    </style:style>
    <style:style style:name="P24" style:parent-style-name="ListParagraph" style:family="paragraph">
      <style:text-properties style:font-name="Times New Roman" fo:language="en" fo:country="US"/>
    </style:style>
    <style:style style:name="P25" style:parent-style-name="ListParagraph" style:family="paragraph">
      <style:text-properties style:font-name="Times New Roman" fo:language="en" fo:country="US"/>
    </style:style>
    <style:style style:name="P26" style:parent-style-name="ListParagraph" style:family="paragraph">
      <style:text-properties style:font-name="Times New Roman" fo:language="en" fo:country="US"/>
    </style:style>
    <style:style style:name="P27" style:parent-style-name="ListParagraph" style:family="paragraph">
      <style:paragraph-properties fo:margin-left="3in">
        <style:tab-stops/>
      </style:paragraph-properties>
      <style:text-properties style:font-name="Times New Roman" fo:language="en" fo:country="US"/>
    </style:style>
    <style:style style:name="P28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29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30" style:parent-style-name="Normal" style:family="paragraph">
      <style:paragraph-properties fo:margin-left="2.5in" fo:text-indent="0.5in">
        <style:tab-stops/>
      </style:paragraph-properties>
      <style:text-properties style:font-name="Times New Roman" fo:language="en" fo:country="US"/>
    </style:style>
    <style:style style:name="P31" style:parent-style-name="Normal" style:family="paragraph">
      <style:text-properties style:font-name="Times New Roman" fo:language="en" fo:country="US"/>
    </style:style>
    <style:style style:name="P32" style:parent-style-name="Normal" style:family="paragraph">
      <style:text-properties style:font-name="Times New Roman" fo:language="en" fo:country="US"/>
    </style:style>
    <style:style style:name="P33" style:parent-style-name="Normal" style:family="paragraph">
      <style:text-properties style:font-name="Times New Roman" fo:language="en" fo:country="US"/>
    </style:style>
    <style:style style:name="P34" style:parent-style-name="Normal" style:family="paragraph">
      <style:text-properties style:font-name="Times New Roman" fo:language="en" fo:country="US"/>
    </style:style>
    <style:style style:name="P35" style:parent-style-name="Normal" style:family="paragraph">
      <style:text-properties style:font-name="Times New Roman" fo:language="en" fo:country="US"/>
    </style:style>
    <style:style style:name="P36" style:parent-style-name="Normal" style:family="paragraph">
      <style:text-properties style:font-name="Times New Roman" fo:language="en" fo:country="US"/>
    </style:style>
    <style:style style:name="P37" style:parent-style-name="Normal" style:family="paragraph">
      <style:paragraph-properties fo:margin-left="1.5in" fo:text-indent="0.5in">
        <style:tab-stops/>
      </style:paragraph-properties>
      <style:text-properties style:font-name="Times New Roman" fo:language="en" fo:country="US"/>
    </style:style>
    <style:style style:name="P38" style:parent-style-name="Normal" style:family="paragraph">
      <style:text-properties style:font-name="Times New Roman" fo:language="en" fo:country="US"/>
    </style:style>
    <style:style style:name="P39" style:parent-style-name="Normal" style:family="paragraph">
      <style:text-properties style:font-name="Times New Roman" fo:language="en" fo:country="US"/>
    </style:style>
    <style:style style:name="P40" style:parent-style-name="Normal" style:family="paragraph">
      <style:text-properties style:font-name="Times New Roman" fo:language="en" fo:country="US"/>
    </style:style>
    <style:style style:name="P41" style:parent-style-name="Normal" style:family="paragraph">
      <style:text-properties style:font-name="Times New Roman" fo:language="en" fo:country="US"/>
    </style:style>
    <style:style style:name="P42" style:parent-style-name="Normal" style:family="paragraph">
      <style:text-properties style:font-name="Times New Roman" fo:language="en" fo:country="US"/>
    </style:style>
    <style:style style:name="P43" style:parent-style-name="ListParagraph" style:family="paragraph">
      <style:text-properties style:font-name="Times New Roman" fo:language="en" fo:country="US"/>
    </style:style>
    <style:style style:name="P44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45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46" style:parent-style-name="ListParagraph" style:family="paragraph">
      <style:text-properties style:font-name="Times New Roman" fo:font-size="16pt" style:font-size-asian="16pt" style:font-size-complex="16pt" fo:language="en" fo:country="US"/>
    </style:style>
  </office:automatic-styles>
  <office:body>
    <office:text text:use-soft-page-breaks="true">
      <text:p text:style-name="P1">Algoritmul lui Ford</text:p>
      <text:p text:style-name="P2"/>
      <text:p text:style-name="P3"/>
      <text:p text:style-name="P4"/>
      <text:list text:style-name="LFO1" text:continue-numbering="true">
        <text:list-item>
          <text:p text:style-name="P5">Formularea problemei:</text:p>
        </text:list-item>
      </text:list>
      <text:p text:style-name="P6">Sa se construiasca un algoritm care sa realizeze algoritmul lui ford pe matricea de adiacenta a grafului G=(X, U), unde X este multimea<text:s/>varfurilor si U este multimea arcelor.</text:p>
      <text:p text:style-name="P7"/>
      <text:p text:style-name="P8"/>
      <text:p text:style-name="P9"/>
      <text:p text:style-name="P10"/>
      <text:p text:style-name="P11"/>
      <text:list text:style-name="LFO1" text:continue-numbering="true">
        <text:list-item>
          <text:p text:style-name="P12">Top-Down method:</text:p>
        </text:list-item>
      </text:list>
      <text:list text:style-name="LFO2" text:continue-numbering="true">
        <text:list-item>
          <text:p text:style-name="P13">initializarea unei liste de drumuri de lungimea numarului de varfuri (varful de la care incepe calcului este 0, restul sunt infinit)</text:p>
        </text:list-item>
        <text:list-item>
          <text:p text:style-name="P14">parcurgerea fiecarui varf de n-1 ori pentru cel mai scurt drum<text:s/>iar parcurgerea n pentru a verifica cicluri negative in graf</text:p>
          <text:list text:continue-numbering="true">
            <text:list-item>
              <text:p text:style-name="P15">parcurgerea fiecarui varf(node) incepand cu un varf (prev)</text:p>
              <text:list text:continue-numbering="true">
                <text:list-item>
                  <text:p text:style-name="P16">verificarea in lista de drumuri daca se poate modifica un varf astfel incat drumul catre el (prev + arcul dintre prev si node) sa fie mai mic decat cel curent(node)</text:p>
                </text:list-item>
              </text:list>
            </text:list-item>
          </text:list>
        </text:list-item>
        <text:list-item>
          <text:p text:style-name="P17">daca la iteratia n s-a modificat un varf atunci inseamna ca graful are cicluri negative<text:s/></text:p>
        </text:list-item>
      </text:list>
      <text:p text:style-name="P18"/>
      <text:list text:style-name="LFO1" text:continue-numbering="true">
        <text:list-item>
          <text:p text:style-name="P19">Pseudocod:</text:p>
        </text:list-item>
      </text:list>
      <text:p text:style-name="P20">functie rezolva_algoritm_ford(matrice de adiacenta, varful radacina) {</text:p>
      <text:p text:style-name="P21"><text:tab/>initializare lista de drumuri(varf radacina – 0,<text:s/>restul - infinit)</text:p>
      <text:p text:style-name="P22"><text:tab/>pentru i &lt;- 0 .. numar varfuri – 1 executa</text:p>
      <text:p text:style-name="P23"><text:tab/><text:tab/>schimbare &lt;- fals</text:p>
      <text:p text:style-name="P24"><text:tab/><text:tab/>pentru prev &lt;- 0 .. numar varfuri executa</text:p>
      <text:p text:style-name="P25"><text:tab/><text:tab/><text:tab/>daca lista_drumuri[prev] != infinit</text:p>
      <text:p text:style-name="P26"><text:tab/><text:tab/><text:tab/><text:tab/>pentru node &lt;- 0 .. numar varfuri</text:p>
      <text:p text:style-name="P27">daca (drumul catre node(lista_drumuri[prev] + arcul dintre prev si node) &lt; lista_drumuri[node]) atunci<text:s/></text:p>
      <text:p text:style-name="P28">lista_drumuri[node] = lista_drumuri[prev] + arcul dintre prev si node</text:p>
      <text:p text:style-name="P29">schimbare &lt;- adevarat</text:p>
      <text:p text:style-name="P30">sfarsit_daca</text:p>
      <text:p text:style-name="P31"><text:tab/><text:tab/><text:tab/><text:tab/><text:tab/>sfarsit_pentru</text:p>
      <text:p text:style-name="P32"><text:tab/><text:tab/><text:tab/><text:tab/>sfarsit_daca</text:p>
      <text:p text:style-name="P33"><text:tab/><text:tab/><text:tab/>sfarsit_pentru</text:p>
      <text:p text:style-name="P34"><text:tab/><text:tab/><text:tab/>daca schimbare = fals atunci</text:p>
      <text:p text:style-name="P35"><text:tab/><text:tab/><text:tab/><text:tab/>returneaza lista_drumuri</text:p>
      <text:p text:style-name="P36"><text:tab/><text:tab/><text:tab/><text:tab/># Deoarece intr-o iteratie nu s-a schimbat nimic ceea ce rezulta ca in<text:s/></text:p>
      <text:p text:style-name="P37"># urmatoarea iteratie nu se va schimba nimic s.a.m.d.</text:p>
      <text:p text:style-name="P38"><text:tab/><text:tab/><text:tab/>sfarsit_daca</text:p>
      <text:p text:style-name="P39"><text:tab/><text:tab/>sfarsit_pentru</text:p>
      <text:p text:style-name="P40"><text:tab/><text:tab/>daca schimbare e adevarat atunci</text:p>
      <text:p text:style-name="P41"><text:tab/><text:tab/><text:tab/>graful<text:s/>are cicluri negative</text:p>
      <text:p text:style-name="P42"><text:tab/><text:tab/>returneaza lista_drumuri</text:p>
      <text:p text:style-name="P43">}</text:p>
      <text:p text:style-name="P44"/>
      <text:list text:style-name="LFO1" text:continue-numbering="true">
        <text:list-item>
          <text:p text:style-name="P45">Codul sursa (python3):</text:p>
        </text:list-item>
      </text:list>
      <text:p text:style-name="P46"/>
      <text:p text:style-name="ListParagraph">def ford(matrix_a, root):</text:p>
      <text:p text:style-name="ListParagraph"><text:tab/>"""</text:p>
      <text:p text:style-name="ListParagraph"><text:tab/>Input = adiacence matrix, root(from where to calculate the minimum distance, integer &gt;= 0)</text:p>
      <text:p text:style-name="ListParagraph"><text:tab/>Output = array of minimum roads or ValueError exception<text:s/>if there is a negative cycle</text:p>
      <text:p text:style-name="ListParagraph"><text:tab/>~ Behaviour unknown if input is different ~</text:p>
      <text:p text:style-name="ListParagraph"/>
      <text:p text:style-name="ListParagraph"><text:tab/>"""</text:p>
      <text:p text:style-name="ListParagraph"><text:tab/>num_nodes = len(matrix_a)</text:p>
      <text:p text:style-name="ListParagraph"><text:tab/>nodes = [float('inf') for i in range(num_nodes)]</text:p>
      <text:p text:style-name="ListParagraph"><text:tab/>nodes[root] = 0</text:p>
      <text:p text:style-name="ListParagraph"/>
      <text:p text:style-name="ListParagraph"><text:tab/>for repeat_times in range(num_nodes):</text:p>
      <text:p text:style-name="ListParagraph"><text:tab/># repeat n-1 times and the nth time to<text:s/>detect negative cycles</text:p>
      <text:p text:style-name="ListParagraph"><text:tab/><text:tab/>changed = False</text:p>
      <text:p text:style-name="ListParagraph"><text:tab/><text:tab/>for prev in range(num_nodes):</text:p>
      <text:p text:style-name="ListParagraph"><text:tab/><text:tab/><text:tab/>if (nodes[prev] != float('inf')):</text:p>
      <text:p text:style-name="ListParagraph"><text:tab/><text:tab/><text:tab/># if the node from which we have to calculate is infinite, there is no road to it yet so it can be skipped</text:p>
      <text:p text:style-name="ListParagraph"><text:tab/><text:tab/><text:tab/><text:tab/>for node in range(num_nodes):</text:p>
      <text:p text:style-name="ListParagraph"><text:tab/><text:tab/><text:tab/><text:tab/><text:tab/>if (matrix_a[prev][node] != 0):</text:p>
      <text:p text:style-name="ListParagraph"><text:tab/><text:tab/><text:tab/><text:tab/><text:tab/># if there is a road between prev and the current node</text:p>
      <text:p text:style-name="ListParagraph"><text:tab/><text:tab/><text:tab/><text:tab/><text:tab/><text:tab/>if (nodes[prev] + matrix_a[prev][node] &lt; nodes[node]):</text:p>
      <text:p text:style-name="ListParagraph"><text:tab/><text:tab/><text:tab/><text:tab/><text:tab/><text:tab/><text:tab/># shortest road is the min between existing distance and the distance of the previous node +<text:s/>the road between the previous node(prev) and the current node(node)</text:p>
      <text:soft-page-break/>
      <text:p text:style-name="ListParagraph"><text:tab/><text:tab/><text:tab/><text:tab/><text:tab/><text:tab/><text:tab/>nodes[node] = nodes[prev] + matrix_a[prev][node]</text:p>
      <text:p text:style-name="ListParagraph"><text:tab/><text:tab/><text:tab/><text:tab/><text:tab/><text:tab/><text:tab/>changed = True</text:p>
      <text:p text:style-name="ListParagraph"><text:tab/><text:tab/>if (not changed):</text:p>
      <text:p text:style-name="ListParagraph"><text:tab/><text:tab/><text:tab/>return (nodes)</text:p>
      <text:p text:style-name="ListParagraph"/>
      <text:p text:style-name="ListParagraph"><text:tab/>if (changed):</text:p>
      <text:p text:style-name="ListParagraph"><text:tab/><text:tab/>raise ValueError("Input matrix contains negative cycles.")</text:p>
      <text:p text:style-name="ListParagraph"/>
      <text:p text:style-name="ListParagraph"><text:tab/>return (nodes)</text:p>
      <text:p text:style-name="ListParagraph"/>
      <text:p text:style-name="ListParagraph">def graph_diameter(matrix_a):</text:p>
      <text:p text:style-name="ListParagraph"><text:tab/>num_nodes = len(matrix_a)</text:p>
      <text:p text:style-name="ListParagraph"><text:tab/>matrix_dist = [ford(matrix_a, x) for x in range(num_nodes)]</text:p>
      <text:p text:style-name="ListParagraph"><text:tab/>maximum_distance = 0</text:p>
      <text:p text:style-name="ListParagraph"/>
      <text:p text:style-name="ListParagraph"><text:tab/>for i in range(num_nodes):</text:p>
      <text:p text:style-name="ListParagraph"><text:tab/><text:tab/>max_of_array = max(matrix_dist[i])</text:p>
      <text:p text:style-name="ListParagraph"><text:tab/><text:tab/>if (max_of_array &gt;<text:s/>maximum_distance):</text:p>
      <text:p text:style-name="ListParagraph"><text:tab/><text:tab/><text:tab/>maximum_distance = max_of_array</text:p>
      <text:p text:style-name="ListParagraph"/>
      <text:p text:style-name="ListParagraph"><text:tab/>return maximum_distance</text:p>
      <text:p text:style-name="ListParagraph"/>
      <text:p text:style-name="ListParagraph">def test():</text:p>
      <text:p text:style-name="ListParagraph"><text:tab/>num_nodes = 6</text:p>
      <text:p text:style-name="ListParagraph"><text:tab/>matrix_a = [[0 for y in range(num_nodes)] for x in range(num_nodes)]</text:p>
      <text:p text:style-name="ListParagraph"><text:tab/></text:p>
      <text:p text:style-name="ListParagraph"><text:tab/>matrix_a[0][1] = 10</text:p>
      <text:p text:style-name="ListParagraph"><text:tab/>matrix_a[0][5] = 8</text:p>
      <text:p text:style-name="ListParagraph"><text:tab/>matrix_a[1][3] = 2</text:p>
      <text:soft-page-break/>
      <text:p text:style-name="ListParagraph"><text:tab/>matrix_a[2][1]<text:s/>= 1</text:p>
      <text:p text:style-name="ListParagraph"><text:tab/>matrix_a[3][2] = -2</text:p>
      <text:p text:style-name="ListParagraph"><text:tab/>matrix_a[4][1] = -4</text:p>
      <text:p text:style-name="ListParagraph"><text:tab/>matrix_a[4][3] = -1</text:p>
      <text:p text:style-name="ListParagraph"><text:tab/>matrix_a[5][4] = 1</text:p>
      <text:p text:style-name="ListParagraph"/>
      <text:p text:style-name="ListParagraph"><text:tab/>assert ford(matrix_a, 0) == [0, 5, 5, 7, 9, 8]</text:p>
      <text:p text:style-name="ListParagraph"><text:tab/>assert ford(matrix_a, 1) == [float('inf'), 0, 0, 2, float('inf'), float('inf')]</text:p>
      <text:p text:style-name="ListParagraph"><text:tab/>assert ford(matrix_a, 2) == [float('inf'), 1, 0, 3, float('inf'), float('inf')]</text:p>
      <text:p text:style-name="ListParagraph"><text:tab/>assert ford(matrix_a, 3) == [float('inf'), -1, -2, 0, float('inf'), float('inf')]</text:p>
      <text:p text:style-name="ListParagraph"><text:tab/>assert ford(matrix_a, 4) == [float('inf'), -4, -4, -2, 0, float('inf')]</text:p>
      <text:p text:style-name="ListParagraph"><text:tab/>assert ford(matrix_a, 5) == [float('inf'), -3, -3, -1,<text:s/>1, 0]</text:p>
      <text:p text:style-name="ListParagraph"/>
      <text:p text:style-name="ListParagraph"><text:tab/>assert graph_diameter(matrix_a) == float('inf')</text:p>
      <text:p text:style-name="ListParagraph"/>
      <text:p text:style-name="ListParagraph"><text:tab/>num_nodes = 6</text:p>
      <text:p text:style-name="ListParagraph"><text:tab/>matrix_a = [[0 for y in range(num_nodes)] for x in range(num_nodes)]</text:p>
      <text:p text:style-name="ListParagraph"/>
      <text:p text:style-name="ListParagraph"><text:tab/>#<text:s/>http://www.allsyllabus.com/aj/note/Computer_Science/Computer%20Networks%20-%20II/Unit1/Bellman-Ford%20Algorithm%20or%20Ford-Fulkerson%20algorithm2.PNG</text:p>
      <text:p text:style-name="ListParagraph"><text:tab/># Graph used</text:p>
      <text:p text:style-name="ListParagraph"/>
      <text:p text:style-name="ListParagraph"><text:tab/>matrix_a[0][2] = 2</text:p>
      <text:p text:style-name="ListParagraph"><text:tab/>matrix_a[3][2] = 2</text:p>
      <text:p text:style-name="ListParagraph"><text:tab/>matrix_a[1][3] = 1</text:p>
      <text:p text:style-name="ListParagraph"><text:tab/>matrix_a[2][5] = 1</text:p>
      <text:p text:style-name="ListParagraph"><text:tab/>matrix_a[4][5] = 2</text:p>
      <text:p text:style-name="ListParagraph"/>
      <text:p text:style-name="ListParagraph"><text:tab/>assert ford(matrix_a, 0) == [0, float('inf'), 2, float('inf'), float('inf'), 3]</text:p>
      <text:soft-page-break/>
      <text:p text:style-name="ListParagraph"><text:tab/>assert ford(matrix_a, 1) == [float('inf'), 0, 3, 1, float('inf'), 4]</text:p>
      <text:p text:style-name="ListParagraph"><text:tab/>assert ford(matrix_a, 2) == [float('inf'), float('inf'), 0, float('inf'), float('inf'), 1]</text:p>
      <text:p text:style-name="ListParagraph"><text:tab/>assert ford(matrix_a, 3) == [float('inf'), float('inf'), 2, 0, float('inf'), 3]</text:p>
      <text:p text:style-name="ListParagraph"><text:tab/>assert ford(matrix_a, 4) == [float('inf'), float('inf'), float('inf'), float('inf'), 0, 2]</text:p>
      <text:p text:style-name="ListParagraph"><text:tab/>assert ford(matrix_a, 5) == [float('inf'), float('inf'), float('inf'), float('inf'),<text:s/>float('inf'), 0]</text:p>
      <text:p text:style-name="ListParagraph"/>
      <text:p text:style-name="ListParagraph"><text:tab/>assert graph_diameter(matrix_a) == float('inf')</text:p>
      <text:p text:style-name="ListParagraph"/>
      <text:p text:style-name="ListParagraph"><text:tab/>num_nodes = 6</text:p>
      <text:p text:style-name="ListParagraph"><text:tab/>matrix_a = [[0 for y in range(num_nodes)] for x in range(num_nodes)]</text:p>
      <text:p text:style-name="ListParagraph"/>
      <text:p text:style-name="ListParagraph"><text:tab/>#<text:s/>http://d2vlcm61l7u1fs.cloudfront.net/media%2F7f4%2F7f416e85-7294-4a18-85fc-4de484c5b575%2FphpdB5r9L.png</text:p>
      <text:p text:style-name="ListParagraph"><text:tab/># Graph used</text:p>
      <text:p text:style-name="ListParagraph"/>
      <text:p text:style-name="ListParagraph"><text:tab/>matrix_a[2][0] = 1</text:p>
      <text:p text:style-name="ListParagraph"><text:tab/>matrix_a[2][1] = 2</text:p>
      <text:p text:style-name="ListParagraph"><text:tab/>matrix_a[4][1] = 4</text:p>
      <text:p text:style-name="ListParagraph"><text:tab/>matrix_a[0][4] = -1</text:p>
      <text:p text:style-name="ListParagraph"><text:tab/>matrix_a[3][4] = -8</text:p>
      <text:p text:style-name="ListParagraph"><text:tab/>matrix_a[1][3] = 5</text:p>
      <text:p text:style-name="ListParagraph"><text:tab/>matrix_a[1][5]<text:s/>= 6</text:p>
      <text:p text:style-name="ListParagraph"><text:tab/>matrix_a[5][0] = -4</text:p>
      <text:p text:style-name="ListParagraph"><text:tab/>matrix_a[3][0] = 3</text:p>
      <text:p text:style-name="ListParagraph"/>
      <text:p text:style-name="ListParagraph"><text:tab/>assert ford(matrix_a, 0) == [0, 3, float('inf'), 8, -1, 9]</text:p>
      <text:p text:style-name="ListParagraph"><text:tab/>assert ford(matrix_a, 1) == [2, 0, float('inf'), 5, -3, 6]</text:p>
      <text:p text:style-name="ListParagraph"><text:tab/>assert ford(matrix_a, 2) == [1, 2, 0, 7, -1, 8]</text:p>
      <text:p text:style-name="ListParagraph"><text:tab/>assert ford(matrix_a, 3) == [-2, -4, float('inf'), 0, -8, 2]</text:p>
      <text:p text:style-name="ListParagraph"><text:tab/>assert ford(matrix_a, 4) == [6, 4, float('inf'), 9, 0, 10]</text:p>
      <text:soft-page-break/>
      <text:p text:style-name="ListParagraph"><text:tab/>assert ford(matrix_a, 5) == [-4, -1, float('inf'), 4, -5, 0]</text:p>
      <text:p text:style-name="ListParagraph"/>
      <text:p text:style-name="ListParagraph"><text:tab/>assert graph_diameter(matrix_a) == float('inf')</text:p>
      <text:p text:style-name="ListParagraph"/>
      <text:p text:style-name="ListParagraph"><text:tab/>num_nodes = 7</text:p>
      <text:p text:style-name="ListParagraph"><text:tab/>matrix_a = [[0 for y in range(num_nodes)] for<text:s/>x in range(num_nodes)]</text:p>
      <text:p text:style-name="ListParagraph"/>
      <text:p text:style-name="ListParagraph"><text:tab/># https://people.hofstra.edu/geotrans/eng/methods/diameter1.html</text:p>
      <text:p text:style-name="ListParagraph"><text:tab/># Graph used</text:p>
      <text:p text:style-name="ListParagraph"/>
      <text:p text:style-name="ListParagraph"><text:tab/>matrix_a[0][1] = 1</text:p>
      <text:p text:style-name="ListParagraph"><text:tab/>matrix_a[1][0] = 1</text:p>
      <text:p text:style-name="ListParagraph"><text:tab/>matrix_a[1][3] = 1</text:p>
      <text:p text:style-name="ListParagraph"><text:tab/>matrix_a[3][1] = 1</text:p>
      <text:p text:style-name="ListParagraph"><text:tab/>matrix_a[3][5] = 1</text:p>
      <text:p text:style-name="ListParagraph"><text:tab/>matrix_a[5][3] = 1</text:p>
      <text:p text:style-name="ListParagraph"><text:tab/>matrix_a[4][5] = 1</text:p>
      <text:p text:style-name="ListParagraph"><text:tab/>matrix_a[5][4] = 1</text:p>
      <text:p text:style-name="ListParagraph"><text:tab/>matrix_a[4][2] = 1</text:p>
      <text:p text:style-name="ListParagraph"><text:tab/>matrix_a[2][4] = 1</text:p>
      <text:p text:style-name="ListParagraph"><text:tab/>matrix_a[2][0] = 1</text:p>
      <text:p text:style-name="ListParagraph"><text:tab/>matrix_a[0][2] = 1</text:p>
      <text:p text:style-name="ListParagraph"><text:tab/>matrix_a[0][5] = 1</text:p>
      <text:p text:style-name="ListParagraph"><text:tab/>matrix_a[5][0] = 1</text:p>
      <text:p text:style-name="ListParagraph"><text:tab/>matrix_a[4][6] = 1</text:p>
      <text:p text:style-name="ListParagraph"><text:tab/>matrix_a[6][4] = 1</text:p>
      <text:p text:style-name="ListParagraph"/>
      <text:p text:style-name="ListParagraph"><text:tab/>assert ford(matrix_a, 0) == [0, 1, 1, 2, 2, 1, 3]</text:p>
      <text:p text:style-name="ListParagraph"><text:tab/>assert ford(matrix_a, 1)<text:s/>== [1, 0, 2, 1, 3, 2, 4]</text:p>
      <text:p text:style-name="ListParagraph"><text:tab/>assert ford(matrix_a, 2) == [1, 2, 0, 3, 1, 2, 2]</text:p>
      <text:soft-page-break/>
      <text:p text:style-name="ListParagraph"><text:tab/>assert ford(matrix_a, 3) == [2, 1, 3, 0, 2, 1, 3]</text:p>
      <text:p text:style-name="ListParagraph"><text:tab/>assert ford(matrix_a, 4) == [2, 3, 1, 2, 0, 1, 1]</text:p>
      <text:p text:style-name="ListParagraph"><text:tab/>assert ford(matrix_a, 5) == [1, 2, 2, 1, 1, 0, 2]</text:p>
      <text:p text:style-name="ListParagraph"><text:tab/>assert ford(matrix_a, 6)<text:s/>== [3, 4, 2, 3, 1, 2, 0]</text:p>
      <text:p text:style-name="ListParagraph"/>
      <text:p text:style-name="ListParagraph"><text:tab/>assert graph_diameter(matrix_a) == 4</text:p>
      <text:p text:style-name="ListParagraph"/>
      <text:p text:style-name="ListParagraph"><text:tab/>num_nodes = 6</text:p>
      <text:p text:style-name="ListParagraph"><text:tab/>matrix_a = [[0 for y in range(num_nodes)] for x in range(num_nodes)]</text:p>
      <text:p text:style-name="ListParagraph"/>
      <text:p text:style-name="ListParagraph"><text:tab/># https://people.hofstra.edu/geotrans/eng/methods/diameter2.html</text:p>
      <text:p text:style-name="ListParagraph"><text:tab/># Graphs used</text:p>
      <text:p text:style-name="ListParagraph"/>
      <text:p text:style-name="ListParagraph"><text:tab/>matrix_a[0][1] = 1</text:p>
      <text:p text:style-name="ListParagraph"><text:tab/>matrix_a[1][0] = 1</text:p>
      <text:p text:style-name="ListParagraph"><text:tab/>matrix_a[1][3] = 1</text:p>
      <text:p text:style-name="ListParagraph"><text:tab/>matrix_a[3][1] = 1</text:p>
      <text:p text:style-name="ListParagraph"><text:tab/>matrix_a[3][2] = 1</text:p>
      <text:p text:style-name="ListParagraph"><text:tab/>matrix_a[2][3] = 1</text:p>
      <text:p text:style-name="ListParagraph"><text:tab/>matrix_a[2][0] = 1</text:p>
      <text:p text:style-name="ListParagraph"><text:tab/>matrix_a[0][2] = 1</text:p>
      <text:p text:style-name="ListParagraph"><text:tab/>matrix_a[2][4] = 1</text:p>
      <text:p text:style-name="ListParagraph"><text:tab/>matrix_a[4][2] = 1</text:p>
      <text:p text:style-name="ListParagraph"><text:tab/>matrix_a[4][5] = 1</text:p>
      <text:p text:style-name="ListParagraph"><text:tab/>matrix_a[5][4] = 1</text:p>
      <text:p text:style-name="ListParagraph"/>
      <text:p text:style-name="ListParagraph"><text:tab/>assert ford(matrix_a, 0) == [0, 1,<text:s/>1, 2, 2, 3]</text:p>
      <text:p text:style-name="ListParagraph"><text:tab/>assert ford(matrix_a, 1) == [1, 0, 2, 1, 3, 4]</text:p>
      <text:p text:style-name="ListParagraph"><text:tab/>assert ford(matrix_a, 2) == [1, 2, 0, 1, 1, 2]</text:p>
      <text:p text:style-name="ListParagraph"><text:tab/>assert ford(matrix_a, 3) == [2, 1, 1, 0, 2, 3]</text:p>
      <text:soft-page-break/>
      <text:p text:style-name="ListParagraph"><text:tab/>assert ford(matrix_a, 4) == [2, 3, 1, 2, 0, 1]</text:p>
      <text:p text:style-name="ListParagraph"><text:tab/>assert ford(matrix_a, 5) == [3, 4, 2, 3, 1, 0]</text:p>
      <text:p text:style-name="ListParagraph"/>
      <text:p text:style-name="ListParagraph"><text:tab/>assert graph_diameter(matrix_a) == 4</text:p>
      <text:p text:style-name="ListParagraph"/>
      <text:p text:style-name="ListParagraph"><text:tab/>matrix_a[3][5] = 1</text:p>
      <text:p text:style-name="ListParagraph"><text:tab/>matrix_a[5][3] = 1</text:p>
      <text:p text:style-name="ListParagraph"/>
      <text:p text:style-name="ListParagraph"><text:tab/>assert graph_diameter(matrix_a) == 3</text:p>
      <text:p text:style-name="ListParagraph"/>
      <text:p text:style-name="ListParagraph">test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_PHEE_6211@sulid.hu</meta:initial-creator>
    <dc:creator>EDU_PHEE_6211@sulid.hu</dc:creator>
    <meta:creation-date>2017-04-24T17:26:00Z</meta:creation-date>
    <dc:date>2017-04-25T12:42:00Z</dc:date>
    <meta:template xlink:href="Normal.dotm" xlink:type="simple"/>
    <meta:editing-cycles>23</meta:editing-cycles>
    <meta:editing-duration>PT3780S</meta:editing-duration>
    <meta:document-statistic meta:page-count="9" meta:paragraph-count="14" meta:word-count="944" meta:character-count="7449" meta:row-count="54" meta:non-whitespace-character-count="6519"/>
  </office:meta>
</office:document-meta>
</file>